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Pool.clearCli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ientPool.addClient( Publisher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ool.put( Object key , Publisher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ool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ool.put( Object key , OnMessageSubscriber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ool.addClient( OnMessageSubscriber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ool.addClient( ReceiveSubscriber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